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ReaderDelegate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EventReaderDelegate( XMLEvent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EventReade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ReaderDelegate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setParent( XMLEvent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aderDelegate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